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size-asian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text-properties style:font-name="Monospace" fo:font-size="10pt" officeooo:rsid="0007949e" officeooo:paragraph-rsid="0007949e" style:font-size-asian="10pt"/>
    </style:style>
    <style:style style:name="P4" style:family="paragraph" style:parent-style-name="Standard">
      <style:text-properties style:font-name="Monospace" fo:font-size="11pt" officeooo:rsid="0008be6d" officeooo:paragraph-rsid="0008be6d" style:font-size-asian="9.60000038146973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1pt" style:font-size-asian="9.60000038146973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officeooo:rsid="0007949e" officeooo:paragraph-rsid="0007949e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c87d" loext:opacity="100%" style:font-name="Monospace" fo:font-size="10pt" style:font-size-asian="10pt"/>
    </style:style>
    <style:style style:name="P11" style:family="paragraph" style:parent-style-name="Standard">
      <style:text-properties style:font-name="Monospace" fo:font-size="10pt" style:font-size-asian="10pt"/>
    </style:style>
    <style:style style:name="P12" style:family="paragraph" style:parent-style-name="Standard">
      <style:text-properties style:font-name="Monospace" fo:font-size="11pt" style:font-size-asian="9.60000038146973pt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loext:opacity="100%" style:font-name="Monospace" fo:font-size="10pt" style:font-size-asian="10pt"/>
    </style:style>
    <style:style style:name="T2" style:family="text">
      <style:text-properties fo:color="#000000" loext:opacity="100%" style:font-name="Monospace" fo:font-size="10pt" fo:font-style="italic" style:font-size-asian="10pt" style:font-style-asian="italic"/>
    </style:style>
    <style:style style:name="T3" style:family="text">
      <style:text-properties fo:color="#000000" loext:opacity="100%" fo:font-size="10pt" style:font-size-asian="10pt"/>
    </style:style>
    <style:style style:name="T4" style:family="text">
      <style:text-properties fo:color="#00c87d" loext:opacity="100%" style:font-name="Monospace" fo:font-size="10pt" style:font-size-asian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officeooo:rsid="0007949e" style:font-size-asian="15pt" style:font-size-complex="15pt"/>
    </style:style>
    <style:style style:name="T7" style:family="text">
      <style:text-properties fo:color="#7f0055" loext:opacity="100%" style:font-name="Monospace" fo:font-size="10pt" fo:font-weight="bold" style:font-size-asian="10pt" style:font-weight-asian="bold"/>
    </style:style>
    <style:style style:name="T8" style:family="text">
      <style:text-properties fo:color="#7f0055" loext:opacity="100%" fo:font-size="10pt" fo:font-weight="bold" style:font-size-asian="10pt" style:font-weight-asian="bold"/>
    </style:style>
    <style:style style:name="T9" style:family="text">
      <style:text-properties fo:color="#0000c0" loext:opacity="100%" style:font-name="Monospace" fo:font-size="10pt" style:font-size-asian="10pt"/>
    </style:style>
    <style:style style:name="T10" style:family="text">
      <style:text-properties fo:color="#0000c0" loext:opacity="100%" style:font-name="Monospace" fo:font-size="10pt" fo:font-style="italic" style:font-size-asian="10pt" style:font-style-asian="italic"/>
    </style:style>
    <style:style style:name="T11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2" style:family="text">
      <style:text-properties fo:color="#6a3e3e" loext:opacity="100%" style:font-name="Monospace" fo:font-size="10pt" style:font-size-asian="10pt"/>
    </style:style>
    <style:style style:name="T13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2a00ff" loext:opacity="100%" style:font-name="Monospace" fo:font-size="10pt" style:font-size-asian="10pt"/>
    </style:style>
    <style:style style:name="T15" style:family="text">
      <style:text-properties fo:color="#3f7f5f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6"/><text:span text:style-name="T6">ONLINE TRAIN TICKET BOOKING SYSTEM</text:span></text:p>
      <text:p text:style-name="P6"><text:span text:style-name="T1"><text:s text:c="7"/></text:span></text:p>
      <text:p text:style-name="P12"/>
      <text:p text:style-name="P1"/>
      <text:p text:style-name="P3"><text:span text:style-name="T5">SAMPLE TEST CASE</text:span> 1:----</text:p>
      <text:p text:style-name="P3"/>
      <text:p text:style-name="P3"/>
      <text:p text:style-name="P7">*** Train Ticket System Menu ***</text:p>
      <text:p text:style-name="P7">Menu</text:p>
      <text:p text:style-name="P7">1.Register</text:p>
      <text:p text:style-name="P7">2.Login</text:p>
      <text:p text:style-name="P7">3.Check seat Availability</text:p>
      <text:p text:style-name="P7">4.Book seat</text:p>
      <text:p text:style-name="P7">5.Make payment process</text:p>
      <text:p text:style-name="P7">6.Display ticket details</text:p>
      <text:p text:style-name="P7">7.Cancel booking seats</text:p>
      <text:p text:style-name="P7">8.Logout</text:p>
      <text:p text:style-name="P7">9.Exit</text:p>
      <text:p text:style-name="P6"><text:span text:style-name="T1">Enter your choice:</text:span><text:span text:style-name="T4">1</text:span></text:p>
      <text:p text:style-name="P7">....REGISTRATION PROCESS STARTS...</text:p>
      <text:p text:style-name="P7">Enter Username (must be alphabetic):</text:p>
      <text:p text:style-name="P10">Vicky</text:p>
      <text:p text:style-name="P7">Password Creation: </text:p>
      <text:p text:style-name="P7">1.Minimum <text:s/>length of 8 characters</text:p>
      <text:p text:style-name="P7">2. At least one uppercase</text:p>
      <text:p text:style-name="P7">3. At least one lowercase</text:p>
      <text:p text:style-name="P7">4.At least one special character</text:p>
      <text:p text:style-name="P7">Enter the password:</text:p>
      <text:p text:style-name="P10">Vicky@123</text:p>
      <text:p text:style-name="P7">Enter the full name:</text:p>
      <text:p text:style-name="P10">Trivikram Rajarapu</text:p>
      <text:p text:style-name="P7">Enter email I'd:</text:p>
      <text:p text:style-name="P10">trivikramrajarapu@gmail.com</text:p>
      <text:p text:style-name="P7">Enter the phone number:</text:p>
      <text:p text:style-name="P10">9494606660</text:p>
      <text:p text:style-name="P7">.......REGISTRATION COMPLETED SUCCESSFULLY......</text:p>
      <text:p text:style-name="P2"/>
      <text:p text:style-name="P7">*** Train Ticket System Menu ***</text:p>
      <text:p text:style-name="P7">Menu</text:p>
      <text:p text:style-name="P7">1.Register</text:p>
      <text:p text:style-name="P7">2.Login</text:p>
      <text:p text:style-name="P7">3.Check seat Availability</text:p>
      <text:p text:style-name="P7">4.Book seat</text:p>
      <text:p text:style-name="P7">5.Make payment process</text:p>
      <text:p text:style-name="P7">6.Display ticket details</text:p>
      <text:p text:style-name="P7">7.Cancel booking seats</text:p>
      <text:p text:style-name="P7">8.Logout</text:p>
      <text:p text:style-name="P7">9.Exit</text:p>
      <text:p text:style-name="P6"><text:span text:style-name="T1">Enter your choice:</text:span><text:span text:style-name="T4">2</text:span></text:p>
      <text:p text:style-name="P7">Menu</text:p>
      <text:p text:style-name="P7">1.Loggin in</text:p>
      <text:p text:style-name="P7">2.Register new user</text:p>
      <text:p text:style-name="P7">Enter your choice:</text:p>
      <text:p text:style-name="P10">1</text:p>
      <text:p text:style-name="P7">Logging in...</text:p>
      <text:p text:style-name="P7">Enter Username:</text:p>
      <text:p text:style-name="P10">Vicky</text:p>
      <text:p text:style-name="P7">Enter Password:</text:p>
      <text:p text:style-name="P10">Vicky@123</text:p>
      <text:p text:style-name="P7">....LOGIN SUCCESSFULLY....</text:p>
      <text:p text:style-name="P7"/>
      <text:p text:style-name="P6"><text:soft-page-break/><text:span text:style-name="T1">Enter your choice:</text:span><text:span text:style-name="T4">3</text:span></text:p>
      <text:p text:style-name="P7">Total seats: 100</text:p>
      <text:p text:style-name="P7">Booked seats: 0</text:p>
      <text:p text:style-name="P7">Available seats: 100</text:p>
      <text:p text:style-name="P7"/>
      <text:p text:style-name="P6"><text:span text:style-name="T1">Enter your choice:</text:span><text:span text:style-name="T4">4</text:span></text:p>
      <text:p text:style-name="P7">Enter Departure:</text:p>
      <text:p text:style-name="P10">banglore</text:p>
      <text:p text:style-name="P7">Enter destination location:</text:p>
      <text:p text:style-name="P10">chennai</text:p>
      <text:p text:style-name="P7">Enter the no of seats to book:</text:p>
      <text:p text:style-name="P10">4</text:p>
      <text:p text:style-name="P7">4 Seat(s) booked successfully from banglore to chennai.</text:p>
      <text:p text:style-name="P7"/>
      <text:p text:style-name="P6"><text:span text:style-name="T1">Enter your choice:</text:span><text:span text:style-name="T4">5</text:span></text:p>
      <text:p text:style-name="P7">Enter the no of tickets booked:</text:p>
      <text:p text:style-name="P10">4</text:p>
      <text:p text:style-name="P7">Enter the number of general seats booked:</text:p>
      <text:p text:style-name="P10">2</text:p>
      <text:p text:style-name="P7">Enter the number of sleeper seats booked:</text:p>
      <text:p text:style-name="P10">2</text:p>
      <text:p text:style-name="P7">Enter the number of AC seats booked</text:p>
      <text:p text:style-name="P10">0</text:p>
      <text:p text:style-name="P7">Total amount to pay: $600.0</text:p>
      <text:p text:style-name="P7">Enter the amount to pay:</text:p>
      <text:p text:style-name="P10">600.0d</text:p>
      <text:p text:style-name="P7">********Payment successful********</text:p>
      <text:p text:style-name="P7"/>
      <text:p text:style-name="P6"><text:span text:style-name="T1">Enter your choice:</text:span><text:span text:style-name="T4">6</text:span></text:p>
      <text:p text:style-name="P7">*********************************************</text:p>
      <text:p text:style-name="P7">****TICKET DETAILS****</text:p>
      <text:p text:style-name="P7">Username:Vicky</text:p>
      <text:p text:style-name="P7">Fullname:Trivikram Rajarapu</text:p>
      <text:p text:style-name="P7">PNR Number:078-9606945</text:p>
      <text:p text:style-name="P7">Ticket NO:58043</text:p>
      <text:p text:style-name="P7">Your departure:banglore</text:p>
      <text:p text:style-name="P7">Your destination:chennai</text:p>
      <text:p text:style-name="P7">Phone number:9494606660</text:p>
      <text:p text:style-name="P7">Number of Tickets booked:1</text:p>
      <text:p text:style-name="P7">Booking Date and Time: 2024-07-01 17:34:02</text:p>
      <text:p text:style-name="P7">Estimated Arrival Date and Time: 2024-07-02 08:34:02</text:p>
      <text:p text:style-name="P7">*********************HAPPY JOURNEY****************************</text:p>
      <text:p text:style-name="P7"/>
      <text:p text:style-name="P6"><text:span text:style-name="T1">Enter your choice:</text:span><text:span text:style-name="T4">7</text:span></text:p>
      <text:p text:style-name="P7">***********Booking cancelled successfully***************</text:p>
      <text:p text:style-name="P7"/>
      <text:p text:style-name="P6"><text:span text:style-name="T1">Enter your choice:</text:span><text:span text:style-name="T4">8</text:span></text:p>
      <text:p text:style-name="P7">*******Logged out successfully******</text:p>
      <text:p text:style-name="P7"/>
      <text:p text:style-name="P6"><text:span text:style-name="T1">Enter your choice:</text:span><text:span text:style-name="T4">9</text:span></text:p>
      <text:p text:style-name="P7">Exit Successfully</text:p>
      <text:p text:style-name="P3"/>
      <text:p text:style-name="P7"/>
      <text:p text:style-name="P10"/>
      <text:p text:style-name="P7"/>
      <text:p text:style-name="P7"/>
      <text:p text:style-name="P7"/>
      <text:p text:style-name="P2"/>
      <text:p text:style-name="P8">SAMPLE TEST CASE 2:------</text:p>
      <text:p text:style-name="P8"/>
      <text:p text:style-name="P7">*** Train Ticket System Menu ***</text:p>
      <text:p text:style-name="P7">Menu</text:p>
      <text:p text:style-name="P7"><text:soft-page-break/>1.Register</text:p>
      <text:p text:style-name="P7">2.Login</text:p>
      <text:p text:style-name="P7">3.Check seat Availability</text:p>
      <text:p text:style-name="P7">4.Book seat</text:p>
      <text:p text:style-name="P7">5.Make payment process</text:p>
      <text:p text:style-name="P7">6.Display ticket details</text:p>
      <text:p text:style-name="P7">7.Cancel booking seats</text:p>
      <text:p text:style-name="P7">8.Logout</text:p>
      <text:p text:style-name="P7">9.Exit</text:p>
      <text:p text:style-name="P6"><text:span text:style-name="T1">Enter your choice:</text:span><text:span text:style-name="T4">1</text:span></text:p>
      <text:p text:style-name="P7">....REGISTRATION PROCESS STARTS...</text:p>
      <text:p text:style-name="P7">Enter Username (must be alphabetic):</text:p>
      <text:p text:style-name="P10">manu123</text:p>
      <text:p text:style-name="P7">Invalid username format. Please enter alphabetic characters only.</text:p>
      <text:p text:style-name="P7">Enter Username (must be alphabetic):</text:p>
      <text:p text:style-name="P10">manasa</text:p>
      <text:p text:style-name="P7">Password Creation: </text:p>
      <text:p text:style-name="P7">1.Minimum <text:s/>length of 8 characters</text:p>
      <text:p text:style-name="P7">2. At least one uppercase</text:p>
      <text:p text:style-name="P7">3. At least one lowercase</text:p>
      <text:p text:style-name="P7">4.At least one special character</text:p>
      <text:p text:style-name="P7">Enter the password:</text:p>
      <text:p text:style-name="P10">Manu@12</text:p>
      <text:p text:style-name="P7">Invalid password format. Please check the requirements.</text:p>
      <text:p text:style-name="P7">Password Creation: </text:p>
      <text:p text:style-name="P7">1.Minimum <text:s/>length of 8 characters</text:p>
      <text:p text:style-name="P7">2. At least one uppercase</text:p>
      <text:p text:style-name="P7">3. At least one lowercase</text:p>
      <text:p text:style-name="P7">4.At least one special character</text:p>
      <text:p text:style-name="P7">Enter the password:</text:p>
      <text:p text:style-name="P10">Manasa@123</text:p>
      <text:p text:style-name="P7">Enter the full name:</text:p>
      <text:p text:style-name="P10">Manasa Rajarapu</text:p>
      <text:p text:style-name="P7">Enter email I'd:</text:p>
      <text:p text:style-name="P10">manasarajarapu@gmail.com</text:p>
      <text:p text:style-name="P7">Enter the phone number:</text:p>
      <text:p text:style-name="P10">868654568998766</text:p>
      <text:p text:style-name="P7">Invalid phone number . Please enter phone number with 10 digits</text:p>
      <text:p text:style-name="P7">Enter the phone number:</text:p>
      <text:p text:style-name="P10">9898787654</text:p>
      <text:p text:style-name="P7">.......REGISTRATION COMPLETED SUCCESSFULLY......</text:p>
      <text:p text:style-name="P7"/>
      <text:p text:style-name="P6"><text:span text:style-name="T1">Enter your choice:</text:span><text:span text:style-name="T4">2</text:span></text:p>
      <text:p text:style-name="P7">Menu</text:p>
      <text:p text:style-name="P7">1.Loggin in</text:p>
      <text:p text:style-name="P7">2.Register new user</text:p>
      <text:p text:style-name="P7">Enter your choice:</text:p>
      <text:p text:style-name="P10">1</text:p>
      <text:p text:style-name="P7">Logging in...</text:p>
      <text:p text:style-name="P7">Enter Username:</text:p>
      <text:p text:style-name="P10">manu</text:p>
      <text:p text:style-name="P7">Invalid username</text:p>
      <text:p text:style-name="P7">.....LOGIN AGAIN......</text:p>
      <text:p text:style-name="P2"/>
      <text:p text:style-name="P7">*** Train Ticket System Menu ***</text:p>
      <text:p text:style-name="P7">Menu</text:p>
      <text:p text:style-name="P7">1.Register</text:p>
      <text:p text:style-name="P7">2.Login</text:p>
      <text:p text:style-name="P7">3.Check seat Availability</text:p>
      <text:p text:style-name="P7">4.Book seat</text:p>
      <text:p text:style-name="P7">5.Make payment process</text:p>
      <text:p text:style-name="P7">6.Display ticket details</text:p>
      <text:p text:style-name="P7"><text:soft-page-break/>7.Cancel booking seats</text:p>
      <text:p text:style-name="P7">8.Logout</text:p>
      <text:p text:style-name="P7">9.Exit</text:p>
      <text:p text:style-name="P6"><text:span text:style-name="T1">Enter your choice:</text:span><text:span text:style-name="T4">2</text:span></text:p>
      <text:p text:style-name="P7">Menu</text:p>
      <text:p text:style-name="P7">1.Loggin in</text:p>
      <text:p text:style-name="P7">2.Register new user</text:p>
      <text:p text:style-name="P7">Enter your choice:</text:p>
      <text:p text:style-name="P10">1</text:p>
      <text:p text:style-name="P7">Logging in...</text:p>
      <text:p text:style-name="P7">Enter Username:</text:p>
      <text:p text:style-name="P10">manasa</text:p>
      <text:p text:style-name="P7">Enter Password:</text:p>
      <text:p text:style-name="P10">Manasa</text:p>
      <text:p text:style-name="P7">Invalid password. Please try again..</text:p>
      <text:p text:style-name="P2"/>
      <text:p text:style-name="P7">*** Train Ticket System Menu ***</text:p>
      <text:p text:style-name="P7">Menu</text:p>
      <text:p text:style-name="P7">1.Register</text:p>
      <text:p text:style-name="P7">2.Login</text:p>
      <text:p text:style-name="P7">3.Check seat Availability</text:p>
      <text:p text:style-name="P7">4.Book seat</text:p>
      <text:p text:style-name="P7">5.Make payment process</text:p>
      <text:p text:style-name="P7">6.Display ticket details</text:p>
      <text:p text:style-name="P7">7.Cancel booking seats</text:p>
      <text:p text:style-name="P7">8.Logout</text:p>
      <text:p text:style-name="P7">9.Exit</text:p>
      <text:p text:style-name="P6"><text:span text:style-name="T1">Enter your choice:</text:span><text:span text:style-name="T4">2</text:span></text:p>
      <text:p text:style-name="P7">Menu</text:p>
      <text:p text:style-name="P7">1.Loggin in</text:p>
      <text:p text:style-name="P7">2.Register new user</text:p>
      <text:p text:style-name="P7">Enter your choice:</text:p>
      <text:p text:style-name="P10">1</text:p>
      <text:p text:style-name="P7">Logging in...</text:p>
      <text:p text:style-name="P7">Enter Username:</text:p>
      <text:p text:style-name="P10">manasa</text:p>
      <text:p text:style-name="P7">Enter Password:</text:p>
      <text:p text:style-name="P10">Manasa@123</text:p>
      <text:p text:style-name="P7">....LOGIN SUCCESSFULLY....</text:p>
      <text:p text:style-name="P2"/>
      <text:p text:style-name="P7"/>
      <text:p text:style-name="P6"><text:span text:style-name="T1">Enter your choice:</text:span><text:span text:style-name="T4">3</text:span></text:p>
      <text:p text:style-name="P7">Total seats: 100</text:p>
      <text:p text:style-name="P7">Booked seats: 0</text:p>
      <text:p text:style-name="P7">Available seats: 100</text:p>
      <text:p text:style-name="P7"/>
      <text:p text:style-name="P6"><text:span text:style-name="T1">Enter your choice:</text:span><text:span text:style-name="T4">4</text:span></text:p>
      <text:p text:style-name="P7">Enter Departure:</text:p>
      <text:p text:style-name="P10">guntur</text:p>
      <text:p text:style-name="P7">Enter destination location:</text:p>
      <text:p text:style-name="P10"><text:s/>mumbai</text:p>
      <text:p text:style-name="P7">Enter the no of seats to book:</text:p>
      <text:p text:style-name="P10">2</text:p>
      <text:p text:style-name="P7">2 Seat(s) booked successfully from guntur to <text:s/>mumbai.</text:p>
      <text:p text:style-name="P2"/>
      <text:p text:style-name="P7"/>
      <text:p text:style-name="P6"><text:span text:style-name="T1">Enter your choice:</text:span><text:span text:style-name="T4">5</text:span></text:p>
      <text:p text:style-name="P7">Enter the no of tickets booked:</text:p>
      <text:p text:style-name="P10">2</text:p>
      <text:p text:style-name="P7">Enter the number of general seats booked:</text:p>
      <text:p text:style-name="P10">1</text:p>
      <text:p text:style-name="P7">Enter the number of sleeper seats booked:</text:p>
      <text:p text:style-name="P10"><text:soft-page-break/>0</text:p>
      <text:p text:style-name="P7">Enter the number of AC seats booked</text:p>
      <text:p text:style-name="P10">1</text:p>
      <text:p text:style-name="P7">Total amount to pay: $400.0</text:p>
      <text:p text:style-name="P7">Enter the amount to pay:</text:p>
      <text:p text:style-name="P10">400.0d</text:p>
      <text:p text:style-name="P7">********Payment successful*********</text:p>
      <text:p text:style-name="P6"><text:span text:style-name="T1">Enter your choice:</text:span><text:span text:style-name="T4">6</text:span></text:p>
      <text:p text:style-name="P7">*********************************************</text:p>
      <text:p text:style-name="P7">****TICKET DETAILS****</text:p>
      <text:p text:style-name="P7">Username:manasa</text:p>
      <text:p text:style-name="P7">Fullname:Manasa Rajarapu</text:p>
      <text:p text:style-name="P7">PNR Number:235-1657993</text:p>
      <text:p text:style-name="P7">Ticket NO:63722</text:p>
      <text:p text:style-name="P7">Your departure:guntur</text:p>
      <text:p text:style-name="P7">Your destination: mumbai</text:p>
      <text:p text:style-name="P7">Phone number:9898787654</text:p>
      <text:p text:style-name="P7">Number of Tickets booked:1</text:p>
      <text:p text:style-name="P7">Booking Date and Time: 2024-07-01 17:29:32</text:p>
      <text:p text:style-name="P7">Estimated Arrival Date and Time: 2024-07-02 08:29:32</text:p>
      <text:p text:style-name="P7">*********************HAPPY JOURNEY****************************</text:p>
      <text:p text:style-name="P7"/>
      <text:p text:style-name="P6"><text:span text:style-name="T1">Enter your choice:</text:span><text:span text:style-name="T4">8</text:span></text:p>
      <text:p text:style-name="P7">*******Logged out successfully******</text:p>
      <text:p text:style-name="P2"/>
      <text:p text:style-name="P7"/>
      <text:p text:style-name="P6"><text:span text:style-name="T1">Enter your choice:</text:span><text:span text:style-name="T4">9</text:span></text:p>
      <text:p text:style-name="P7">Exit Successfully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7:07:10.293183418</meta:creation-date>
    <dc:date>2024-07-02T11:06:57.846044065</dc:date>
    <meta:editing-duration>PT2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244" meta:word-count="682" meta:character-count="4905" meta:non-whitespace-character-count="4435"/>
  </office:meta>
</office:document-meta>
</file>